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bd5ba" officeooo:paragraph-rsid="000bd5ba"/>
    </style:style>
    <style:style style:name="P2" style:family="paragraph" style:parent-style-name="Standard" style:list-style-name="L1">
      <style:text-properties officeooo:rsid="000bd5ba" officeooo:paragraph-rsid="000bd5ba"/>
    </style:style>
    <style:style style:name="P3" style:family="paragraph" style:parent-style-name="Standard">
      <style:text-properties officeooo:rsid="000bd5ba" officeooo:paragraph-rsid="000bd5ba"/>
    </style:style>
    <style:style style:name="P4" style:family="paragraph" style:parent-style-name="Standard" style:list-style-name="L2">
      <style:text-properties officeooo:rsid="000d0d4f" officeooo:paragraph-rsid="000d0d4f"/>
    </style:style>
    <style:style style:name="P5" style:family="paragraph" style:parent-style-name="Standard" style:list-style-name="L2">
      <style:text-properties officeooo:rsid="000d0d4f" officeooo:paragraph-rsid="00126809"/>
    </style:style>
    <style:style style:name="P6" style:family="paragraph" style:parent-style-name="Standard" style:list-style-name="L2">
      <style:text-properties officeooo:rsid="000d0d4f" officeooo:paragraph-rsid="00138336"/>
    </style:style>
    <style:style style:name="P7" style:family="paragraph" style:parent-style-name="Standard">
      <style:text-properties officeooo:rsid="000d0d4f" officeooo:paragraph-rsid="000d0d4f"/>
    </style:style>
    <style:style style:name="P8" style:family="paragraph" style:parent-style-name="Standard">
      <style:text-properties officeooo:rsid="000d0d4f" officeooo:paragraph-rsid="00126809"/>
    </style:style>
    <style:style style:name="P9" style:family="paragraph" style:parent-style-name="Standard">
      <style:text-properties officeooo:rsid="000d0d4f" officeooo:paragraph-rsid="00138336"/>
    </style:style>
    <style:style style:name="T1" style:family="text">
      <style:text-properties officeooo:rsid="000dc14b"/>
    </style:style>
    <style:style style:name="T2" style:family="text">
      <style:text-properties officeooo:rsid="000f7c14"/>
    </style:style>
    <style:style style:name="T3" style:family="text">
      <style:text-properties officeooo:rsid="00126809"/>
    </style:style>
    <style:style style:name="T4" style:family="text">
      <style:text-properties officeooo:rsid="00138336"/>
    </style:style>
    <style:style style:name="T5" style:family="text">
      <style:text-properties style:text-position="super 58%" officeooo:rsid="00138336"/>
    </style:style>
    <style:style style:name="T6" style:family="text">
      <style:text-properties officeooo:rsid="0014d33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kładanka "Piętnastka".</text:span><text:line-break/><text:line-break/>Zaimplementowane zostały dwie heurystyki:</text:p>
      <text:list text:style-name="L1">
        <text:list-item>
          <text:p text:style-name="P2">Manhattan </text:p>
        </text:list-item>
        <text:list-item>
          <text:p text:style-name="P2">Manhattan + Linear Conflict</text:p>
        </text:list-item>
      </text:list>
      <text:p text:style-name="P1"/>
      <text:p text:style-name="P7">Wyniki dla heurystyki Manhattan:</text:p>
      <text:list xml:id="list652370057" text:style-name="L2">
        <text:list-item>
          <text:p text:style-name="P6">średnia liczba ruchów = <text:span text:style-name="T3">53.125</text:span></text:p>
        </text:list-item>
        <text:list-item>
          <text:p text:style-name="P6">średnia liczba odwiedzonych stanów <text:span text:style-name="T3">= </text:span><text:span text:style-name="T4">3.8 * 10</text:span><text:span text:style-name="T5">7</text:span></text:p>
        </text:list-item>
      </text:list>
      <text:p text:style-name="P9"><text:line-break/>Wyniki dla heurystyki Manhattan <text:span text:style-name="T6">+ LC</text:span>:</text:p>
      <text:list xml:id="list112811344734358" text:continue-numbering="true" text:style-name="L2">
        <text:list-item>
          <text:p text:style-name="P6">średnia liczba ruchów = <text:span text:style-name="T3">53.125</text:span></text:p>
        </text:list-item>
        <text:list-item>
          <text:p text:style-name="P6">średnia liczba odwiedzonych stanów <text:span text:style-name="T3">= </text:span><text:span text:style-name="T4">2.9 * 10</text:span><text:span text:style-name="T5">6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06:19:20.433660657</meta:creation-date>
    <dc:date>2023-04-04T11:28:09.379650100</dc:date>
    <meta:editing-duration>PT11M14S</meta:editing-duration>
    <meta:editing-cycles>7</meta:editing-cycles>
    <meta:generator>LibreOffice/7.5.1.2$Linux_X86_64 LibreOffice_project/50$Build-2</meta:generator>
    <meta:document-statistic meta:table-count="0" meta:image-count="0" meta:object-count="0" meta:page-count="1" meta:paragraph-count="9" meta:word-count="53" meta:character-count="331" meta:non-whitespace-character-count="290"/>
  </office:meta>
</office:document-meta>
</file>